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689" officeooo:paragraph-rsid="001ee689"/>
    </style:style>
    <style:style style:name="P2" style:family="paragraph" style:parent-style-name="Standard">
      <style:text-properties officeooo:rsid="001fe5a0" officeooo:paragraph-rsid="001fe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elf Jeet Parekh...</text:p>
      <text:p text:style-name="P2">I am intrested in devop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4:46:13.144629926</meta:creation-date>
    <dc:date>2021-01-29T17:37:38.303098693</dc:date>
    <meta:editing-duration>PT1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8" meta:character-count="45" meta:non-whitespace-character-count="39"/>
  </office:meta>
</office:document-meta>
</file>